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 style:data-style-name="N2"/>
    <style:style style:name="ce2" style:family="table-cell" style:parent-style-name="Default" style:data-style-name="N4"/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delta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2"/>
        <table:table-column table:style-name="co4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MJ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T-UT PRED</text:p>
          </table:table-cell>
          <table:table-cell office:value-type="string" calcext:value-type="string">
            <text:p>UT1-UTC Pred</text:p>
          </table:table-cell>
          <table:table-cell office:value-type="string" calcext:value-type="string">
            <text:p>ERROR Pred</text:p>
          </table:table-cell>
        </table:table-row>
        <table:table-row table:style-name="ro1">
          <table:table-cell office:value-type="float" office:value="58484" calcext:value-type="float">
            <text:p>58484</text:p>
          </table:table-cell>
          <table:table-cell office:value-type="float" office:value="2019" calcext:value-type="float">
            <text:p>2019.00</text:p>
          </table:table-cell>
          <table:table-cell office:value-type="float" office:value="69.34" calcext:value-type="float">
            <text:p>69.34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58575" calcext:value-type="float">
            <text:p>58575</text:p>
          </table:table-cell>
          <table:table-cell office:value-type="float" office:value="2019.25" calcext:value-type="float">
            <text:p>2019.25</text:p>
          </table:table-cell>
          <table:table-cell office:value-type="float" office:value="69.48" calcext:value-type="float">
            <text:p>69.48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58666" calcext:value-type="float">
            <text:p>58666</text:p>
          </table:table-cell>
          <table:table-cell office:value-type="float" office:value="2019.5" calcext:value-type="float">
            <text:p>2019.50</text:p>
          </table:table-cell>
          <table:table-cell office:value-type="float" office:value="69.62" calcext:value-type="float">
            <text:p>69.62</text:p>
          </table:table-cell>
          <table:table-cell office:value-type="float" office:value="-0.44" calcext:value-type="float">
            <text:p>-0.440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58758" calcext:value-type="float">
            <text:p>58758</text:p>
          </table:table-cell>
          <table:table-cell office:value-type="float" office:value="2019.75" calcext:value-type="float">
            <text:p>2019.75</text:p>
          </table:table-cell>
          <table:table-cell office:value-type="float" office:value="69.71" calcext:value-type="float">
            <text:p>69.71</text:p>
          </table:table-cell>
          <table:table-cell office:value-type="float" office:value="-0.527" calcext:value-type="float">
            <text:p>-0.527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float" office:value="58849" calcext:value-type="float">
            <text:p>58849</text:p>
          </table:table-cell>
          <table:table-cell office:value-type="float" office:value="2020" calcext:value-type="float">
            <text:p>2020.00</text:p>
          </table:table-cell>
          <table:table-cell office:value-type="float" office:value="69.87" calcext:value-type="float">
            <text:p>69.87</text:p>
          </table:table-cell>
          <table:table-cell office:value-type="float" office:value="0.335" calcext:value-type="float">
            <text:p>0.335</text:p>
          </table:table-cell>
          <table:table-cell/>
        </table:table-row>
        <table:table-row table:style-name="ro1">
          <table:table-cell office:value-type="float" office:value="58940" calcext:value-type="float">
            <text:p>58940</text:p>
          </table:table-cell>
          <table:table-cell office:value-type="float" office:value="2020.25" calcext:value-type="float">
            <text:p>2020.25</text:p>
          </table:table-cell>
          <table:table-cell office:value-type="float" office:value="70.03" calcext:value-type="float">
            <text:p>70.03</text:p>
          </table:table-cell>
          <table:table-cell office:value-type="float" office:value="0.399" calcext:value-type="float">
            <text:p>0.399</text:p>
          </table:table-cell>
          <table:table-cell/>
        </table:table-row>
        <table:table-row table:style-name="ro1">
          <table:table-cell office:value-type="float" office:value="59032" calcext:value-type="float">
            <text:p>59032</text:p>
          </table:table-cell>
          <table:table-cell office:value-type="float" office:value="2020.5" calcext:value-type="float">
            <text:p>2020.50</text:p>
          </table:table-cell>
          <table:table-cell office:value-type="float" office:value="70.16" calcext:value-type="float">
            <text:p>70.16</text:p>
          </table:table-cell>
          <table:table-cell office:value-type="float" office:value="0.465" calcext:value-type="float">
            <text:p>0.465</text:p>
          </table:table-cell>
          <table:table-cell/>
        </table:table-row>
        <table:table-row table:style-name="ro1">
          <table:table-cell office:value-type="float" office:value="59123" calcext:value-type="float">
            <text:p>59123</text:p>
          </table:table-cell>
          <table:table-cell office:value-type="float" office:value="2020.75" calcext:value-type="float">
            <text:p>2020.75</text:p>
          </table:table-cell>
          <table:table-cell office:value-type="float" office:value="70.24" calcext:value-type="float">
            <text:p>70.24</text:p>
          </table:table-cell>
          <table:table-cell office:value-type="float" office:value="0.532" calcext:value-type="float">
            <text:p>0.532</text:p>
          </table:table-cell>
          <table:table-cell/>
        </table:table-row>
        <table:table-row table:style-name="ro1">
          <table:table-cell office:value-type="float" office:value="59214" calcext:value-type="float">
            <text:p>59214</text:p>
          </table:table-cell>
          <table:table-cell office:value-type="float" office:value="2021" calcext:value-type="float">
            <text:p>2021.00</text:p>
          </table:table-cell>
          <table:table-cell office:value-type="float" office:value="70.39" calcext:value-type="float">
            <text:p>70.39</text:p>
          </table:table-cell>
          <table:table-cell office:value-type="float" office:value="0.6" calcext:value-type="float">
            <text:p>0.600</text:p>
          </table:table-cell>
          <table:table-cell/>
        </table:table-row>
        <table:table-row table:style-name="ro1">
          <table:table-cell office:value-type="float" office:value="59306" calcext:value-type="float">
            <text:p>59306</text:p>
          </table:table-cell>
          <table:table-cell office:value-type="float" office:value="2021.25" calcext:value-type="float">
            <text:p>2021.25</text:p>
          </table:table-cell>
          <table:table-cell office:value-type="float" office:value="70.55" calcext:value-type="float">
            <text:p>70.55</text:p>
          </table:table-cell>
          <table:table-cell office:value-type="float" office:value="0.668" calcext:value-type="float">
            <text:p>0.668</text:p>
          </table:table-cell>
          <table:table-cell/>
        </table:table-row>
        <table:table-row table:style-name="ro1">
          <table:table-cell office:value-type="float" office:value="59397" calcext:value-type="float">
            <text:p>59397</text:p>
          </table:table-cell>
          <table:table-cell office:value-type="float" office:value="2021.5" calcext:value-type="float">
            <text:p>2021.50</text:p>
          </table:table-cell>
          <table:table-cell office:value-type="float" office:value="70.68" calcext:value-type="float">
            <text:p>70.68</text:p>
          </table:table-cell>
          <table:table-cell office:value-type="float" office:value="0.736" calcext:value-type="float">
            <text:p>0.736</text:p>
          </table:table-cell>
          <table:table-cell/>
        </table:table-row>
        <table:table-row table:style-name="ro1">
          <table:table-cell office:value-type="float" office:value="59488" calcext:value-type="float">
            <text:p>59488</text:p>
          </table:table-cell>
          <table:table-cell office:value-type="float" office:value="2021.75" calcext:value-type="float">
            <text:p>2021.75</text:p>
          </table:table-cell>
          <table:table-cell office:value-type="float" office:value="70.76" calcext:value-type="float">
            <text:p>70.76</text:p>
          </table:table-cell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 office:value-type="float" office:value="59580" calcext:value-type="float">
            <text:p>59580</text:p>
          </table:table-cell>
          <table:table-cell office:value-type="float" office:value="2022" calcext:value-type="float">
            <text:p>2022.00</text:p>
          </table:table-cell>
          <table:table-cell office:value-type="float" office:value="70.91" calcext:value-type="float">
            <text:p>70.91</text:p>
          </table:table-cell>
          <table:table-cell office:value-type="float" office:value="0.87" calcext:value-type="float">
            <text:p>0.870</text:p>
          </table:table-cell>
          <table:table-cell/>
        </table:table-row>
        <table:table-row table:style-name="ro1">
          <table:table-cell office:value-type="float" office:value="59671" calcext:value-type="float">
            <text:p>59671</text:p>
          </table:table-cell>
          <table:table-cell office:value-type="float" office:value="2022.25" calcext:value-type="float">
            <text:p>2022.25</text:p>
          </table:table-cell>
          <table:table-cell office:value-type="float" office:value="71.06" calcext:value-type="float">
            <text:p>71.06</text:p>
          </table:table-cell>
          <table:table-cell office:value-type="float" office:value="0.936" calcext:value-type="float">
            <text:p>0.936</text:p>
          </table:table-cell>
          <table:table-cell/>
        </table:table-row>
        <table:table-row table:style-name="ro1">
          <table:table-cell office:value-type="float" office:value="59762" calcext:value-type="float">
            <text:p>59762</text:p>
          </table:table-cell>
          <table:table-cell office:value-type="float" office:value="2022.5" calcext:value-type="float">
            <text:p>2022.50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.000</text:p>
          </table:table-cell>
          <table:table-cell/>
        </table:table-row>
        <table:table-row table:style-name="ro1">
          <table:table-cell office:value-type="float" office:value="59853" calcext:value-type="float">
            <text:p>59853</text:p>
          </table:table-cell>
          <table:table-cell office:value-type="float" office:value="2022.75" calcext:value-type="float">
            <text:p>2022.75</text:p>
          </table:table-cell>
          <table:table-cell office:value-type="float" office:value="71.25" calcext:value-type="float">
            <text:p>71.25</text:p>
          </table:table-cell>
          <table:table-cell office:value-type="float" office:value="1.064" calcext:value-type="float">
            <text:p>1.064</text:p>
          </table:table-cell>
          <table:table-cell/>
        </table:table-row>
        <table:table-row table:style-name="ro1">
          <table:table-cell office:value-type="float" office:value="59945" calcext:value-type="float">
            <text:p>59945</text:p>
          </table:table-cell>
          <table:table-cell office:value-type="float" office:value="2023" calcext:value-type="float">
            <text:p>2023.00</text:p>
          </table:table-cell>
          <table:table-cell office:value-type="float" office:value="71.4" calcext:value-type="float">
            <text:p>71.40</text:p>
          </table:table-cell>
          <table:table-cell office:value-type="float" office:value="1.126" calcext:value-type="float">
            <text:p>1.126</text:p>
          </table:table-cell>
          <table:table-cell/>
        </table:table-row>
        <table:table-row table:style-name="ro1">
          <table:table-cell office:value-type="float" office:value="60036" calcext:value-type="float">
            <text:p>60036</text:p>
          </table:table-cell>
          <table:table-cell office:value-type="float" office:value="2023.25" calcext:value-type="float">
            <text:p>2023.25</text:p>
          </table:table-cell>
          <table:table-cell office:value-type="float" office:value="71.54" calcext:value-type="float">
            <text:p>71.54</text:p>
          </table:table-cell>
          <table:table-cell office:value-type="float" office:value="1.186" calcext:value-type="float">
            <text:p>1.186</text:p>
          </table:table-cell>
          <table:table-cell/>
        </table:table-row>
        <table:table-row table:style-name="ro1">
          <table:table-cell office:value-type="float" office:value="60127" calcext:value-type="float">
            <text:p>60127</text:p>
          </table:table-cell>
          <table:table-cell office:value-type="float" office:value="2023.5" calcext:value-type="float">
            <text:p>2023.50</text:p>
          </table:table-cell>
          <table:table-cell office:value-type="float" office:value="71.67" calcext:value-type="float">
            <text:p>71.67</text:p>
          </table:table-cell>
          <table:table-cell office:value-type="float" office:value="1.245" calcext:value-type="float">
            <text:p>1.245</text:p>
          </table:table-cell>
          <table:table-cell/>
        </table:table-row>
        <table:table-row table:style-name="ro1">
          <table:table-cell office:value-type="float" office:value="60219" calcext:value-type="float">
            <text:p>60219</text:p>
          </table:table-cell>
          <table:table-cell office:value-type="float" office:value="2023.75" calcext:value-type="float">
            <text:p>2023.75</text:p>
          </table:table-cell>
          <table:table-cell office:value-type="float" office:value="71.74" calcext:value-type="float">
            <text:p>71.74</text:p>
          </table:table-cell>
          <table:table-cell office:value-type="float" office:value="1.302" calcext:value-type="float">
            <text:p>1.302</text:p>
          </table:table-cell>
          <table:table-cell/>
        </table:table-row>
        <table:table-row table:style-name="ro1">
          <table:table-cell office:value-type="float" office:value="60310" calcext:value-type="float">
            <text:p>60310</text:p>
          </table:table-cell>
          <table:table-cell office:value-type="float" office:value="2024" calcext:value-type="float">
            <text:p>2024.00</text:p>
          </table:table-cell>
          <table:table-cell office:value-type="float" office:value="71.88" calcext:value-type="float">
            <text:p>71.88</text:p>
          </table:table-cell>
          <table:table-cell office:value-type="float" office:value="1.358" calcext:value-type="float">
            <text:p>1.358</text:p>
          </table:table-cell>
          <table:table-cell/>
        </table:table-row>
        <table:table-row table:style-name="ro1">
          <table:table-cell office:value-type="float" office:value="60401" calcext:value-type="float">
            <text:p>60401</text:p>
          </table:table-cell>
          <table:table-cell office:value-type="float" office:value="2024.25" calcext:value-type="float">
            <text:p>2024.25</text:p>
          </table:table-cell>
          <table:table-cell office:value-type="float" office:value="72.03" calcext:value-type="float">
            <text:p>72.03</text:p>
          </table:table-cell>
          <table:table-cell office:value-type="float" office:value="1.411" calcext:value-type="float">
            <text:p>1.411</text:p>
          </table:table-cell>
          <table:table-cell/>
        </table:table-row>
        <table:table-row table:style-name="ro1">
          <table:table-cell office:value-type="float" office:value="60493" calcext:value-type="float">
            <text:p>60493</text:p>
          </table:table-cell>
          <table:table-cell office:value-type="float" office:value="2024.5" calcext:value-type="float">
            <text:p>2024.50</text:p>
          </table:table-cell>
          <table:table-cell office:value-type="float" office:value="72.15" calcext:value-type="float">
            <text:p>72.15</text:p>
          </table:table-cell>
          <table:table-cell office:value-type="float" office:value="1.463" calcext:value-type="float">
            <text:p>1.463</text:p>
          </table:table-cell>
          <table:table-cell/>
        </table:table-row>
        <table:table-row table:style-name="ro1">
          <table:table-cell office:value-type="float" office:value="60584" calcext:value-type="float">
            <text:p>60584</text:p>
          </table:table-cell>
          <table:table-cell office:value-type="float" office:value="2024.75" calcext:value-type="float">
            <text:p>2024.75</text:p>
          </table:table-cell>
          <table:table-cell office:value-type="float" office:value="72.22" calcext:value-type="float">
            <text:p>72.22</text:p>
          </table:table-cell>
          <table:table-cell office:value-type="float" office:value="1.514" calcext:value-type="float">
            <text:p>1.514</text:p>
          </table:table-cell>
          <table:table-cell/>
        </table:table-row>
        <table:table-row table:style-name="ro1">
          <table:table-cell office:value-type="float" office:value="60675" calcext:value-type="float">
            <text:p>60675</text:p>
          </table:table-cell>
          <table:table-cell office:value-type="float" office:value="2025" calcext:value-type="float">
            <text:p>2025.00</text:p>
          </table:table-cell>
          <table:table-cell office:value-type="float" office:value="72.36" calcext:value-type="float">
            <text:p>72.36</text:p>
          </table:table-cell>
          <table:table-cell office:value-type="float" office:value="1.562" calcext:value-type="float">
            <text:p>1.562</text:p>
          </table:table-cell>
          <table:table-cell/>
        </table:table-row>
        <table:table-row table:style-name="ro1">
          <table:table-cell office:value-type="float" office:value="60767" calcext:value-type="float">
            <text:p>60767</text:p>
          </table:table-cell>
          <table:table-cell office:value-type="float" office:value="2025.25" calcext:value-type="float">
            <text:p>2025.25</text:p>
          </table:table-cell>
          <table:table-cell office:value-type="float" office:value="72.5" calcext:value-type="float">
            <text:p>72.50</text:p>
          </table:table-cell>
          <table:table-cell office:value-type="float" office:value="1.609" calcext:value-type="float">
            <text:p>1.609</text:p>
          </table:table-cell>
          <table:table-cell/>
        </table:table-row>
        <table:table-row table:style-name="ro1">
          <table:table-cell office:value-type="float" office:value="60858" calcext:value-type="float">
            <text:p>60858</text:p>
          </table:table-cell>
          <table:table-cell office:value-type="float" office:value="2025.5" calcext:value-type="float">
            <text:p>2025.50</text:p>
          </table:table-cell>
          <table:table-cell office:value-type="float" office:value="72.62" calcext:value-type="float">
            <text:p>72.62</text:p>
          </table:table-cell>
          <table:table-cell office:value-type="float" office:value="1.654" calcext:value-type="float">
            <text:p>1.654</text:p>
          </table:table-cell>
          <table:table-cell/>
        </table:table-row>
        <table:table-row table:style-name="ro1">
          <table:table-cell office:value-type="float" office:value="60949" calcext:value-type="float">
            <text:p>60949</text:p>
          </table:table-cell>
          <table:table-cell office:value-type="float" office:value="2025.75" calcext:value-type="float">
            <text:p>2025.75</text:p>
          </table:table-cell>
          <table:table-cell office:value-type="float" office:value="72.69" calcext:value-type="float">
            <text:p>72.69</text:p>
          </table:table-cell>
          <table:table-cell office:value-type="float" office:value="1.697" calcext:value-type="float">
            <text:p>1.697</text:p>
          </table:table-cell>
          <table:table-cell/>
        </table:table-row>
        <table:table-row table:style-name="ro1">
          <table:table-cell office:value-type="float" office:value="61041" calcext:value-type="float">
            <text:p>61041</text:p>
          </table:table-cell>
          <table:table-cell office:value-type="float" office:value="2026" calcext:value-type="float">
            <text:p>2026.00</text:p>
          </table:table-cell>
          <table:table-cell office:value-type="float" office:value="72.83" calcext:value-type="float">
            <text:p>72.83</text:p>
          </table:table-cell>
          <table:table-cell office:value-type="float" office:value="1.738" calcext:value-type="float">
            <text:p>1.738</text:p>
          </table:table-cell>
          <table:table-cell/>
        </table:table-row>
        <table:table-row table:style-name="ro1">
          <table:table-cell office:value-type="float" office:value="61132" calcext:value-type="float">
            <text:p>61132</text:p>
          </table:table-cell>
          <table:table-cell office:value-type="float" office:value="2026.25" calcext:value-type="float">
            <text:p>2026.25</text:p>
          </table:table-cell>
          <table:table-cell office:value-type="float" office:value="72.98" calcext:value-type="float">
            <text:p>72.98</text:p>
          </table:table-cell>
          <table:table-cell office:value-type="float" office:value="1.778" calcext:value-type="float">
            <text:p>1.778</text:p>
          </table:table-cell>
          <table:table-cell/>
        </table:table-row>
        <table:table-row table:style-name="ro1">
          <table:table-cell office:value-type="float" office:value="61223" calcext:value-type="float">
            <text:p>61223</text:p>
          </table:table-cell>
          <table:table-cell office:value-type="float" office:value="2026.5" calcext:value-type="float">
            <text:p>2026.50</text:p>
          </table:table-cell>
          <table:table-cell office:value-type="float" office:value="73.1" calcext:value-type="float">
            <text:p>73.10</text:p>
          </table:table-cell>
          <table:table-cell office:value-type="float" office:value="1.816" calcext:value-type="float">
            <text:p>1.816</text:p>
          </table:table-cell>
          <table:table-cell/>
        </table:table-row>
        <table:table-row table:style-name="ro1">
          <table:table-cell office:value-type="float" office:value="61314" calcext:value-type="float">
            <text:p>61314</text:p>
          </table:table-cell>
          <table:table-cell office:value-type="float" office:value="2026.75" calcext:value-type="float">
            <text:p>2026.75</text:p>
          </table:table-cell>
          <table:table-cell office:value-type="float" office:value="73.17" calcext:value-type="float">
            <text:p>73.17</text:p>
          </table:table-cell>
          <table:table-cell office:value-type="float" office:value="1.853" calcext:value-type="float">
            <text:p>1.853</text:p>
          </table:table-cell>
          <table:table-cell/>
        </table:table-row>
        <table:table-row table:style-name="ro1">
          <table:table-cell office:value-type="float" office:value="61406" calcext:value-type="float">
            <text:p>61406</text:p>
          </table:table-cell>
          <table:table-cell office:value-type="float" office:value="2027" calcext:value-type="float">
            <text:p>2027.00</text:p>
          </table:table-cell>
          <table:table-cell office:value-type="float" office:value="73.32" calcext:value-type="float">
            <text:p>73.32</text:p>
          </table:table-cell>
          <table:table-cell office:value-type="float" office:value="1.887" calcext:value-type="float">
            <text:p>1.887</text:p>
          </table:table-cell>
          <table:table-cell/>
        </table:table-row>
        <table:table-row table:style-name="ro1">
          <table:table-cell office:value-type="float" office:value="61497" calcext:value-type="float">
            <text:p>61497</text:p>
          </table:table-cell>
          <table:table-cell office:value-type="float" office:value="2027.25" calcext:value-type="float">
            <text:p>2027.25</text:p>
          </table:table-cell>
          <table:table-cell office:value-type="float" office:value="73.46" calcext:value-type="float">
            <text:p>73.46</text:p>
          </table:table-cell>
          <table:table-cell office:value-type="float" office:value="1.921" calcext:value-type="float">
            <text:p>1.921</text:p>
          </table:table-cell>
          <table:table-cell/>
        </table:table-row>
        <table:table-row table:style-name="ro1">
          <table:table-cell office:value-type="float" office:value="61588" calcext:value-type="float">
            <text:p>61588</text:p>
          </table:table-cell>
          <table:table-cell office:value-type="float" office:value="2027.5" calcext:value-type="float">
            <text:p>2027.50</text:p>
          </table:table-cell>
          <table:table-cell office:value-type="float" office:value="73.58" calcext:value-type="float">
            <text:p>73.58</text:p>
          </table:table-cell>
          <table:table-cell office:value-type="float" office:value="1.953" calcext:value-type="float">
            <text:p>1.953</text:p>
          </table:table-cell>
          <table:table-cell/>
        </table:table-row>
        <table:table-row table:style-name="ro1">
          <table:table-cell office:value-type="float" office:value="61680" calcext:value-type="float">
            <text:p>61680</text:p>
          </table:table-cell>
          <table:table-cell office:value-type="float" office:value="2027.75" calcext:value-type="float">
            <text:p>2027.75</text:p>
          </table:table-cell>
          <table:table-cell office:value-type="float" office:value="73.66" calcext:value-type="float">
            <text:p>73.66</text:p>
          </table:table-cell>
          <table:table-cell office:value-type="float" office:value="1.983" calcext:value-type="float">
            <text:p>1.983</text:p>
          </table:table-cell>
          <table:table-cell/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6">00/00/0000</text:date>, <text:time style:data-style-name="N2" text:time-value="13:26:01.864108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6T13:26:44.481326721</dc:date>
    <meta:editing-duration>PT4M56S</meta:editing-duration>
    <meta:editing-cycles>2</meta:editing-cycles>
    <meta:generator>LibreOffice/6.1.5.2$Linux_X86_64 LibreOffice_project/10$Build-2</meta:generator>
    <meta:document-statistic meta:table-count="1" meta:cell-count="153" meta:object-count="0"/>
  </office:meta>
</office:document-meta>
</file>